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StarSymbol1" svg:font-family="StarSymbol"/>
    <style:font-face style:name="Tahoma1" svg:font-family="Tahoma"/>
    <style:font-face style:name="Courier New" svg:font-family="'Courier New'" style:font-family-generic="modern" style:font-pitch="fixed"/>
    <style:font-face style:name="Andale Sans UI" svg:font-family="'Andale Sans UI'" style:font-pitch="variable"/>
    <style:font-face style:name="MS Mincho" svg:font-family="'MS Mincho'" style:font-pitch="variable"/>
    <style:font-face style:name="Tahoma" svg:font-family="Tahoma"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P1" style:family="paragraph" style:parent-style-name="Text_20_body">
      <style:paragraph-properties fo:margin-left="0.4925in" fo:margin-right="0in" fo:text-indent="0in" style:auto-text-indent="false"/>
    </style:style>
    <style:style style:name="P2" style:family="paragraph" style:parent-style-name="Text_20_body">
      <style:paragraph-properties fo:margin-left="0.4925in" fo:margin-right="0in" fo:text-indent="0in" style:auto-text-indent="false"/>
      <style:text-properties style:font-name="Courier New"/>
    </style:style>
    <style:style style:name="P3" style:family="paragraph" style:parent-style-name="Heading_20_3">
      <style:paragraph-properties fo:break-before="page"/>
    </style:style>
    <style:style style:name="P4" style:family="paragraph" style:parent-style-name="Heading_20_3">
      <style:text-properties fo:font-weight="bold" style:font-weight-asian="bold" style:font-weight-complex="bold"/>
    </style:style>
    <style:style style:name="P5" style:family="paragraph" style:parent-style-name="Standard" style:list-style-name="L2"/>
    <style:style style:name="P6" style:family="paragraph" style:parent-style-name="Text_20_body" style:list-style-name="L1"/>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6"/>
    <style:style style:name="P11" style:family="paragraph" style:parent-style-name="Text_20_body" style:list-style-name="L7"/>
    <style:style style:name="P12" style:family="paragraph" style:parent-style-name="Text_20_body" style:list-style-name="L8"/>
    <style:style style:name="P13" style:family="paragraph" style:parent-style-name="Text_20_body" style:list-style-name="L9"/>
    <style:style style:name="P14" style:family="paragraph" style:parent-style-name="Text_20_body" style:list-style-name="L10"/>
    <style:style style:name="P15" style:family="paragraph" style:parent-style-name="Text_20_body" style:list-style-name="L11"/>
    <style:style style:name="P16" style:family="paragraph" style:parent-style-name="Text_20_body" style:list-style-name="L12"/>
    <style:style style:name="P17" style:family="paragraph" style:parent-style-name="Text_20_body" style:list-style-name="L13"/>
    <style:style style:name="P18" style:family="paragraph" style:parent-style-name="Text_20_body" style:list-style-name="L14"/>
    <style:style style:name="P19" style:family="paragraph" style:parent-style-name="Text_20_body" style:list-style-name="L15"/>
    <style:style style:name="P20" style:family="paragraph" style:parent-style-name="Text_20_body" style:list-style-name="L16"/>
    <style:style style:name="P21" style:family="paragraph" style:parent-style-name="Text_20_body" style:list-style-name="L17"/>
    <style:style style:name="P22" style:family="paragraph" style:parent-style-name="Text_20_body" style:list-style-name="L18"/>
    <style:style style:name="P23" style:family="paragraph" style:parent-style-name="Text_20_body" style:list-style-name="L19"/>
    <style:style style:name="P24" style:family="paragraph" style:parent-style-name="Text_20_body">
      <style:text-properties fo:font-weight="bold" style:font-weight-asian="bold" style:font-weight-complex="bold"/>
    </style:style>
    <style:style style:name="P25" style:family="paragraph" style:parent-style-name="Text_20_body" style:list-style-name="L5">
      <style:paragraph-properties fo:margin-left="0in" fo:margin-right="0in" fo:text-indent="0in" style:auto-text-indent="false"/>
    </style:style>
    <style:style style:name="P26" style:family="paragraph" style:parent-style-name="Text_20_body" style:list-style-name="L9">
      <style:paragraph-properties fo:margin-top="0in" fo:margin-bottom="0in"/>
    </style:style>
    <style:style style:name="P27" style:family="paragraph" style:parent-style-name="Text_20_body" style:list-style-name="L10">
      <style:paragraph-properties fo:margin-top="0in" fo:margin-bottom="0in"/>
    </style:style>
    <style:style style:name="P28" style:family="paragraph" style:parent-style-name="Text_20_body" style:list-style-name="L11">
      <style:paragraph-properties fo:margin-top="0in" fo:margin-bottom="0in"/>
    </style:style>
    <style:style style:name="P29" style:family="paragraph" style:parent-style-name="Text_20_body" style:list-style-name="L13">
      <style:paragraph-properties fo:margin-top="0in" fo:margin-bottom="0in"/>
    </style:style>
    <style:style style:name="P30" style:family="paragraph" style:parent-style-name="Text_20_body" style:list-style-name="L14">
      <style:paragraph-properties fo:margin-top="0in" fo:margin-bottom="0in"/>
    </style:style>
    <style:style style:name="P31" style:family="paragraph" style:parent-style-name="Text_20_body" style:list-style-name="L15">
      <style:paragraph-properties fo:margin-top="0in" fo:margin-bottom="0in"/>
    </style:style>
    <style:style style:name="P32" style:family="paragraph" style:parent-style-name="Text_20_body" style:list-style-name="L16">
      <style:paragraph-properties fo:margin-top="0in" fo:margin-bottom="0in"/>
    </style:style>
    <style:style style:name="P33" style:family="paragraph" style:parent-style-name="Text_20_body" style:list-style-name="L17">
      <style:paragraph-properties fo:margin-top="0in" fo:margin-bottom="0in"/>
    </style:style>
    <style:style style:name="P34" style:family="paragraph" style:parent-style-name="Text_20_body" style:list-style-name="L18">
      <style:paragraph-properties fo:margin-top="0in" fo:margin-bottom="0in"/>
    </style:style>
    <style:style style:name="T1" style:family="text">
      <style:text-properties style:font-name="Courier New"/>
    </style:style>
    <style:style style:name="T2" style:family="text">
      <style:text-properties style:font-name="Thorndale"/>
    </style:style>
    <style:style style:name="T3" style:family="text">
      <style:text-properties fo:font-weight="bold"/>
    </style:style>
    <style:style style:name="T4" style:family="text">
      <style:text-properties fo:font-style="italic"/>
    </style:style>
    <style:style style:name="T5"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2945in" text:min-label-width="0.1965in"/>
        <style:text-properties style:font-name="StarSymbol1"/>
      </text:list-level-style-bullet>
      <text:list-level-style-bullet text:level="2" text:style-name="Bullet_20_Symbols" style:num-suffix="." text:bullet-char="•">
        <style:list-level-properties text:space-before="0.7854in" text:min-label-width="0.1965in"/>
        <style:text-properties style:font-name="StarSymbol1"/>
      </text:list-level-style-bullet>
      <text:list-level-style-bullet text:level="3" text:style-name="Bullet_20_Symbols" style:num-suffix="." text:bullet-char="•">
        <style:list-level-properties text:space-before="1.2764in" text:min-label-width="0.1965in"/>
        <style:text-properties style:font-name="StarSymbol1"/>
      </text:list-level-style-bullet>
      <text:list-level-style-bullet text:level="4" text:style-name="Bullet_20_Symbols" style:num-suffix="." text:bullet-char="•">
        <style:list-level-properties text:space-before="1.7673in" text:min-label-width="0.1965in"/>
        <style:text-properties style:font-name="StarSymbol1"/>
      </text:list-level-style-bullet>
      <text:list-level-style-bullet text:level="5" text:style-name="Bullet_20_Symbols" style:num-suffix="." text:bullet-char="•">
        <style:list-level-properties text:space-before="2.2583in" text:min-label-width="0.1965in"/>
        <style:text-properties style:font-name="StarSymbol1"/>
      </text:list-level-style-bullet>
      <text:list-level-style-bullet text:level="6" text:style-name="Bullet_20_Symbols" style:num-suffix="." text:bullet-char="•">
        <style:list-level-properties text:space-before="2.7492in" text:min-label-width="0.1965in"/>
        <style:text-properties style:font-name="StarSymbol1"/>
      </text:list-level-style-bullet>
      <text:list-level-style-bullet text:level="7" text:style-name="Bullet_20_Symbols" style:num-suffix="." text:bullet-char="•">
        <style:list-level-properties text:space-before="3.2402in" text:min-label-width="0.1965in"/>
        <style:text-properties style:font-name="StarSymbol1"/>
      </text:list-level-style-bullet>
      <text:list-level-style-bullet text:level="8" text:style-name="Bullet_20_Symbols" style:num-suffix="." text:bullet-char="•">
        <style:list-level-properties text:space-before="3.7315in" text:min-label-width="0.1965in"/>
        <style:text-properties style:font-name="StarSymbol1"/>
      </text:list-level-style-bullet>
      <text:list-level-style-bullet text:level="9" text:style-name="Bullet_20_Symbols" style:num-suffix="." text:bullet-char="•">
        <style:list-level-properties text:space-before="4.2224in" text:min-label-width="0.1965in"/>
        <style:text-properties style:font-name="StarSymbol1"/>
      </text:list-level-style-bullet>
      <text:list-level-style-bullet text:level="10" text:style-name="Bullet_20_Symbols" style:num-suffix="." text:bullet-char="•">
        <style:list-level-properties text:space-before="4.7134in" text:min-label-width="0.1965in"/>
        <style:text-properties style:font-name="StarSymbol1"/>
      </text:list-level-style-bullet>
    </text:list-style>
    <text:list-style style:name="L7">
      <text:list-level-style-bullet text:level="1" text:style-name="Bullet_20_Symbols" style:num-suffix="." text:bullet-char="•">
        <style:list-level-properties text:space-before="0.2945in" text:min-label-width="0.1965in"/>
        <style:text-properties style:font-name="StarSymbol1"/>
      </text:list-level-style-bullet>
      <text:list-level-style-bullet text:level="2" text:style-name="Bullet_20_Symbols" style:num-suffix="." text:bullet-char="•">
        <style:list-level-properties text:space-before="0.7854in" text:min-label-width="0.1965in"/>
        <style:text-properties style:font-name="StarSymbol1"/>
      </text:list-level-style-bullet>
      <text:list-level-style-bullet text:level="3" text:style-name="Bullet_20_Symbols" style:num-suffix="." text:bullet-char="•">
        <style:list-level-properties text:space-before="1.2764in" text:min-label-width="0.1965in"/>
        <style:text-properties style:font-name="StarSymbol1"/>
      </text:list-level-style-bullet>
      <text:list-level-style-bullet text:level="4" text:style-name="Bullet_20_Symbols" style:num-suffix="." text:bullet-char="•">
        <style:list-level-properties text:space-before="1.7673in" text:min-label-width="0.1965in"/>
        <style:text-properties style:font-name="StarSymbol1"/>
      </text:list-level-style-bullet>
      <text:list-level-style-bullet text:level="5" text:style-name="Bullet_20_Symbols" style:num-suffix="." text:bullet-char="•">
        <style:list-level-properties text:space-before="2.2583in" text:min-label-width="0.1965in"/>
        <style:text-properties style:font-name="StarSymbol1"/>
      </text:list-level-style-bullet>
      <text:list-level-style-bullet text:level="6" text:style-name="Bullet_20_Symbols" style:num-suffix="." text:bullet-char="•">
        <style:list-level-properties text:space-before="2.7492in" text:min-label-width="0.1965in"/>
        <style:text-properties style:font-name="StarSymbol1"/>
      </text:list-level-style-bullet>
      <text:list-level-style-bullet text:level="7" text:style-name="Bullet_20_Symbols" style:num-suffix="." text:bullet-char="•">
        <style:list-level-properties text:space-before="3.2402in" text:min-label-width="0.1965in"/>
        <style:text-properties style:font-name="StarSymbol1"/>
      </text:list-level-style-bullet>
      <text:list-level-style-bullet text:level="8" text:style-name="Bullet_20_Symbols" style:num-suffix="." text:bullet-char="•">
        <style:list-level-properties text:space-before="3.7315in" text:min-label-width="0.1965in"/>
        <style:text-properties style:font-name="StarSymbol1"/>
      </text:list-level-style-bullet>
      <text:list-level-style-bullet text:level="9" text:style-name="Bullet_20_Symbols" style:num-suffix="." text:bullet-char="•">
        <style:list-level-properties text:space-before="4.2224in" text:min-label-width="0.1965in"/>
        <style:text-properties style:font-name="StarSymbol1"/>
      </text:list-level-style-bullet>
      <text:list-level-style-bullet text:level="10" text:style-name="Bullet_20_Symbols" style:num-suffix="." text:bullet-char="•">
        <style:list-level-properties text:space-before="4.7134in" text:min-label-width="0.1965in"/>
        <style:text-properties style:font-name="StarSymbol1"/>
      </text:list-level-style-bullet>
    </text:list-style>
    <text:list-style style:name="L8">
      <text:list-level-style-bullet text:level="1" text:style-name="Bullet_20_Symbols" style:num-suffix="." text:bullet-char="•">
        <style:list-level-properties text:space-before="0.2945in" text:min-label-width="0.1965in"/>
        <style:text-properties style:font-name="StarSymbol1"/>
      </text:list-level-style-bullet>
      <text:list-level-style-bullet text:level="2" text:style-name="Bullet_20_Symbols" style:num-suffix="." text:bullet-char="•">
        <style:list-level-properties text:space-before="0.7854in" text:min-label-width="0.1965in"/>
        <style:text-properties style:font-name="StarSymbol1"/>
      </text:list-level-style-bullet>
      <text:list-level-style-bullet text:level="3" text:style-name="Bullet_20_Symbols" style:num-suffix="." text:bullet-char="•">
        <style:list-level-properties text:space-before="1.2764in" text:min-label-width="0.1965in"/>
        <style:text-properties style:font-name="StarSymbol1"/>
      </text:list-level-style-bullet>
      <text:list-level-style-bullet text:level="4" text:style-name="Bullet_20_Symbols" style:num-suffix="." text:bullet-char="•">
        <style:list-level-properties text:space-before="1.7673in" text:min-label-width="0.1965in"/>
        <style:text-properties style:font-name="StarSymbol1"/>
      </text:list-level-style-bullet>
      <text:list-level-style-bullet text:level="5" text:style-name="Bullet_20_Symbols" style:num-suffix="." text:bullet-char="•">
        <style:list-level-properties text:space-before="2.2583in" text:min-label-width="0.1965in"/>
        <style:text-properties style:font-name="StarSymbol1"/>
      </text:list-level-style-bullet>
      <text:list-level-style-bullet text:level="6" text:style-name="Bullet_20_Symbols" style:num-suffix="." text:bullet-char="•">
        <style:list-level-properties text:space-before="2.7492in" text:min-label-width="0.1965in"/>
        <style:text-properties style:font-name="StarSymbol1"/>
      </text:list-level-style-bullet>
      <text:list-level-style-bullet text:level="7" text:style-name="Bullet_20_Symbols" style:num-suffix="." text:bullet-char="•">
        <style:list-level-properties text:space-before="3.2402in" text:min-label-width="0.1965in"/>
        <style:text-properties style:font-name="StarSymbol1"/>
      </text:list-level-style-bullet>
      <text:list-level-style-bullet text:level="8" text:style-name="Bullet_20_Symbols" style:num-suffix="." text:bullet-char="•">
        <style:list-level-properties text:space-before="3.7315in" text:min-label-width="0.1965in"/>
        <style:text-properties style:font-name="StarSymbol1"/>
      </text:list-level-style-bullet>
      <text:list-level-style-bullet text:level="9" text:style-name="Bullet_20_Symbols" style:num-suffix="." text:bullet-char="•">
        <style:list-level-properties text:space-before="4.2224in" text:min-label-width="0.1965in"/>
        <style:text-properties style:font-name="StarSymbol1"/>
      </text:list-level-style-bullet>
      <text:list-level-style-bullet text:level="10" text:style-name="Bullet_20_Symbols" style:num-suffix="." text:bullet-char="•">
        <style:list-level-properties text:space-before="4.7134in" text:min-label-width="0.1965in"/>
        <style:text-properties style:font-name="StarSymbol1"/>
      </text:list-level-style-bullet>
    </text:list-style>
    <text:list-style style:name="L9">
      <text:list-level-style-bullet text:level="1" text:style-name="Bullet_20_Symbols" style:num-suffix="." text:bullet-char="•">
        <style:list-level-properties text:space-before="0.2945in" text:min-label-width="0.1965in"/>
        <style:text-properties style:font-name="StarSymbol1"/>
      </text:list-level-style-bullet>
      <text:list-level-style-bullet text:level="2" text:style-name="Bullet_20_Symbols" style:num-suffix="." text:bullet-char="•">
        <style:list-level-properties text:space-before="0.7854in" text:min-label-width="0.1965in"/>
        <style:text-properties style:font-name="StarSymbol1"/>
      </text:list-level-style-bullet>
      <text:list-level-style-bullet text:level="3" text:style-name="Bullet_20_Symbols" style:num-suffix="." text:bullet-char="•">
        <style:list-level-properties text:space-before="1.2764in" text:min-label-width="0.1965in"/>
        <style:text-properties style:font-name="StarSymbol1"/>
      </text:list-level-style-bullet>
      <text:list-level-style-bullet text:level="4" text:style-name="Bullet_20_Symbols" style:num-suffix="." text:bullet-char="•">
        <style:list-level-properties text:space-before="1.7673in" text:min-label-width="0.1965in"/>
        <style:text-properties style:font-name="StarSymbol1"/>
      </text:list-level-style-bullet>
      <text:list-level-style-bullet text:level="5" text:style-name="Bullet_20_Symbols" style:num-suffix="." text:bullet-char="•">
        <style:list-level-properties text:space-before="2.2583in" text:min-label-width="0.1965in"/>
        <style:text-properties style:font-name="StarSymbol1"/>
      </text:list-level-style-bullet>
      <text:list-level-style-bullet text:level="6" text:style-name="Bullet_20_Symbols" style:num-suffix="." text:bullet-char="•">
        <style:list-level-properties text:space-before="2.7492in" text:min-label-width="0.1965in"/>
        <style:text-properties style:font-name="StarSymbol1"/>
      </text:list-level-style-bullet>
      <text:list-level-style-bullet text:level="7" text:style-name="Bullet_20_Symbols" style:num-suffix="." text:bullet-char="•">
        <style:list-level-properties text:space-before="3.2402in" text:min-label-width="0.1965in"/>
        <style:text-properties style:font-name="StarSymbol1"/>
      </text:list-level-style-bullet>
      <text:list-level-style-bullet text:level="8" text:style-name="Bullet_20_Symbols" style:num-suffix="." text:bullet-char="•">
        <style:list-level-properties text:space-before="3.7315in" text:min-label-width="0.1965in"/>
        <style:text-properties style:font-name="StarSymbol1"/>
      </text:list-level-style-bullet>
      <text:list-level-style-bullet text:level="9" text:style-name="Bullet_20_Symbols" style:num-suffix="." text:bullet-char="•">
        <style:list-level-properties text:space-before="4.2224in" text:min-label-width="0.1965in"/>
        <style:text-properties style:font-name="StarSymbol1"/>
      </text:list-level-style-bullet>
      <text:list-level-style-bullet text:level="10" text:style-name="Bullet_20_Symbols" style:num-suffix="." text:bullet-char="•">
        <style:list-level-properties text:space-before="4.7134in" text:min-label-width="0.1965in"/>
        <style:text-properties style:font-name="StarSymbol1"/>
      </text:list-level-style-bullet>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bullet text:level="1" text:style-name="Bullet_20_Symbols" style:num-suffix="." text:bullet-char="•">
        <style:list-level-properties text:space-before="0.2945in" text:min-label-width="0.1965in"/>
        <style:text-properties style:font-name="StarSymbol1"/>
      </text:list-level-style-bullet>
      <text:list-level-style-bullet text:level="2" text:style-name="Bullet_20_Symbols" style:num-suffix="." text:bullet-char="•">
        <style:list-level-properties text:space-before="0.7854in" text:min-label-width="0.1965in"/>
        <style:text-properties style:font-name="StarSymbol1"/>
      </text:list-level-style-bullet>
      <text:list-level-style-bullet text:level="3" text:style-name="Bullet_20_Symbols" style:num-suffix="." text:bullet-char="•">
        <style:list-level-properties text:space-before="1.2764in" text:min-label-width="0.1965in"/>
        <style:text-properties style:font-name="StarSymbol1"/>
      </text:list-level-style-bullet>
      <text:list-level-style-bullet text:level="4" text:style-name="Bullet_20_Symbols" style:num-suffix="." text:bullet-char="•">
        <style:list-level-properties text:space-before="1.7673in" text:min-label-width="0.1965in"/>
        <style:text-properties style:font-name="StarSymbol1"/>
      </text:list-level-style-bullet>
      <text:list-level-style-bullet text:level="5" text:style-name="Bullet_20_Symbols" style:num-suffix="." text:bullet-char="•">
        <style:list-level-properties text:space-before="2.2583in" text:min-label-width="0.1965in"/>
        <style:text-properties style:font-name="StarSymbol1"/>
      </text:list-level-style-bullet>
      <text:list-level-style-bullet text:level="6" text:style-name="Bullet_20_Symbols" style:num-suffix="." text:bullet-char="•">
        <style:list-level-properties text:space-before="2.7492in" text:min-label-width="0.1965in"/>
        <style:text-properties style:font-name="StarSymbol1"/>
      </text:list-level-style-bullet>
      <text:list-level-style-bullet text:level="7" text:style-name="Bullet_20_Symbols" style:num-suffix="." text:bullet-char="•">
        <style:list-level-properties text:space-before="3.2402in" text:min-label-width="0.1965in"/>
        <style:text-properties style:font-name="StarSymbol1"/>
      </text:list-level-style-bullet>
      <text:list-level-style-bullet text:level="8" text:style-name="Bullet_20_Symbols" style:num-suffix="." text:bullet-char="•">
        <style:list-level-properties text:space-before="3.7315in" text:min-label-width="0.1965in"/>
        <style:text-properties style:font-name="StarSymbol1"/>
      </text:list-level-style-bullet>
      <text:list-level-style-bullet text:level="9" text:style-name="Bullet_20_Symbols" style:num-suffix="." text:bullet-char="•">
        <style:list-level-properties text:space-before="4.2224in" text:min-label-width="0.1965in"/>
        <style:text-properties style:font-name="StarSymbol1"/>
      </text:list-level-style-bullet>
      <text:list-level-style-bullet text:level="10" text:style-name="Bullet_20_Symbols" style:num-suffix="." text:bullet-char="•">
        <style:list-level-properties text:space-before="4.7134in" text:min-label-width="0.1965in"/>
        <style:text-properties style:font-name="StarSymbol1"/>
      </text:list-level-style-bullet>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bullet text:level="1" text:style-name="Bullet_20_Symbols" style:num-suffix="." text:bullet-char="•">
        <style:list-level-properties text:space-before="0.2945in" text:min-label-width="0.1965in"/>
        <style:text-properties style:font-name="StarSymbol1"/>
      </text:list-level-style-bullet>
      <text:list-level-style-bullet text:level="2" text:style-name="Bullet_20_Symbols" style:num-suffix="." text:bullet-char="•">
        <style:list-level-properties text:space-before="0.7854in" text:min-label-width="0.1965in"/>
        <style:text-properties style:font-name="StarSymbol1"/>
      </text:list-level-style-bullet>
      <text:list-level-style-bullet text:level="3" text:style-name="Bullet_20_Symbols" style:num-suffix="." text:bullet-char="•">
        <style:list-level-properties text:space-before="1.2764in" text:min-label-width="0.1965in"/>
        <style:text-properties style:font-name="StarSymbol1"/>
      </text:list-level-style-bullet>
      <text:list-level-style-bullet text:level="4" text:style-name="Bullet_20_Symbols" style:num-suffix="." text:bullet-char="•">
        <style:list-level-properties text:space-before="1.7673in" text:min-label-width="0.1965in"/>
        <style:text-properties style:font-name="StarSymbol1"/>
      </text:list-level-style-bullet>
      <text:list-level-style-bullet text:level="5" text:style-name="Bullet_20_Symbols" style:num-suffix="." text:bullet-char="•">
        <style:list-level-properties text:space-before="2.2583in" text:min-label-width="0.1965in"/>
        <style:text-properties style:font-name="StarSymbol1"/>
      </text:list-level-style-bullet>
      <text:list-level-style-bullet text:level="6" text:style-name="Bullet_20_Symbols" style:num-suffix="." text:bullet-char="•">
        <style:list-level-properties text:space-before="2.7492in" text:min-label-width="0.1965in"/>
        <style:text-properties style:font-name="StarSymbol1"/>
      </text:list-level-style-bullet>
      <text:list-level-style-bullet text:level="7" text:style-name="Bullet_20_Symbols" style:num-suffix="." text:bullet-char="•">
        <style:list-level-properties text:space-before="3.2402in" text:min-label-width="0.1965in"/>
        <style:text-properties style:font-name="StarSymbol1"/>
      </text:list-level-style-bullet>
      <text:list-level-style-bullet text:level="8" text:style-name="Bullet_20_Symbols" style:num-suffix="." text:bullet-char="•">
        <style:list-level-properties text:space-before="3.7315in" text:min-label-width="0.1965in"/>
        <style:text-properties style:font-name="StarSymbol1"/>
      </text:list-level-style-bullet>
      <text:list-level-style-bullet text:level="9" text:style-name="Bullet_20_Symbols" style:num-suffix="." text:bullet-char="•">
        <style:list-level-properties text:space-before="4.2224in" text:min-label-width="0.1965in"/>
        <style:text-properties style:font-name="StarSymbol1"/>
      </text:list-level-style-bullet>
      <text:list-level-style-bullet text:level="10" text:style-name="Bullet_20_Symbols" style:num-suffix="." text:bullet-char="•">
        <style:list-level-properties text:space-before="4.7134in" text:min-label-width="0.1965in"/>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odule 4 Demo 1: Application Profiling Using NetBeans Profiler</text:h>
      <text:p text:style-name="Text_20_body">This exercise performs application profiling using the NetBeans profiler.</text:p>
      <text:p text:style-name="Text_20_body">Slide id: 123</text:p>
      <text:h text:style-name="Heading_20_3" text:outline-level="3">Required Software</text:h>
      <text:list text:style-name="L1">
        <text:list-item>
          <text:p text:style-name="P6">Any OS </text:p>
        </text:list-item>
        <text:list-item>
          <text:p text:style-name="P6">JDK 1.6 or higher</text:p>
        </text:list-item>
      </text:list>
      <text:list text:style-name="L1">
        <text:list-item text:start-value="1">
          <text:p text:style-name="P6">NetBeans version 6.1 or later.</text:p>
        </text:list-item>
      </text:list>
      <text:p text:style-name="P1">You can download NetBeans from: <text:a xlink:type="simple" xlink:href="http://www.netbeans.org/"><text:span text:style-name="T1">http://www.netbeans.org</text:span></text:a></text:p>
      <text:list text:style-name="L2">
        <text:list-item>
          <text:p text:style-name="P5">NetBeans Project</text:p>
          <text:p text:style-name="P5">Java2D project in the demos/mod04/sw directory</text:p>
        </text:list-item>
      </text:list>
      <text:h text:style-name="Heading_20_3" text:outline-level="3">Objective</text:h>
      <text:list text:style-name="L3">
        <text:list-item>
          <text:p text:style-name="P7">Introduce NetBeans Profiler to profile Java technology applications.</text:p>
        </text:list-item>
      </text:list>
      <text:h text:style-name="Heading_20_3" text:outline-level="3">Preparations</text:h>
      <text:p text:style-name="Text_20_body">Check for required version of Java SE.</text:p>
      <text:list text:style-name="L4">
        <text:list-item>
          <text:p text:style-name="P8">Use the <text:span text:style-name="T1">java</text:span><text:span text:style-name="T2"> </text:span><text:span text:style-name="T1">-version</text:span> command to check the installed Java SE version. </text:p>
        </text:list-item>
      </text:list>
      <text:p text:style-name="P1">If the installed version is earlier than Java SE 6, download and install the latest Java SE version from the following URL.</text:p>
      <text:p text:style-name="P2">http://java.sun.com/javase/downloads/index.jsp</text:p>
      <text:p text:style-name="Text_20_body">Download and install NetBeans 6.1 (<text:span text:style-name="T5">MAKE SURE TO DOWNLOAD THE FULL JAVA EE NETBEANS IDE THAT CONTAINS THE TOMCAT WEB CONTAINER AND GLASSFISH</text:span>).</text:p>
      <text:list text:style-name="L5">
        <text:list-item>
          <text:p text:style-name="P9">Download and and install NetBeans from the following URL:</text:p>
        </text:list-item>
      </text:list>
      <text:p text:style-name="P1"><text:s/><text:span text:style-name="T1">http://www.netbeans.org</text:span></text:p>
      <text:list text:style-name="L5" text:continue-numbering="true">
        <text:list-item>
          <text:p text:style-name="P25">Add the <text:span text:style-name="T1">bin</text:span> subdirectory of the NetBeans 6.1 install directory to the <text:s/>OS PATH variable.</text:p>
        </text:list-item>
      </text:list>
      <text:h text:style-name="Heading_20_3" text:outline-level="3"/>
      <text:h text:style-name="P3" text:outline-level="3">Instructions</text:h>
      <text:p text:style-name="Text_20_body">This demo is essentially the same as the demo at: <text:a xlink:type="simple" xlink:href="http://wiki.netbeans.org/ProfilerIntroDemoAndTour">http://wiki.netbeans.org/ProfilerIntroDemoAndTour</text:a></text:p>
      <text:p text:style-name="Text_20_body">But it has been updated use NetBeans IDE 6.1 (with Java EE support).</text:p>
      <text:h text:style-name="P4" text:outline-level="3"><text:bookmark text:name="section-ProfilerIntroDemoAndTour-MainPointsToHit"/>Main Points to Hit</text:h>
      <text:list text:style-name="L6">
        <text:list-item>
          <text:p text:style-name="P10">The NetBeans Profiler has a variety of powerful and easy to use capabilities to help you track down performance problems. </text:p>
        </text:list-item>
      </text:list>
      <text:list text:style-name="L7">
        <text:list-item>
          <text:p text:style-name="P11">Using root method selection you can limit the overhead imposed by the profiler to only those parts of an application that you suspect have a problem. </text:p>
        </text:list-item>
      </text:list>
      <text:list text:style-name="L8">
        <text:list-item>
          <text:p text:style-name="P12">With its tight integration into the developer work flow, it is easy to select which parts of your application should be profiled and to start/stop profiling sessions. </text:p>
        </text:list-item>
      </text:list>
      <text:h text:style-name="Heading_20_3" text:outline-level="3" text:is-list-header="true">Prerequisites</text:h>
      <text:list text:style-name="L9">
        <text:list-item>
          <text:p text:style-name="P26">JDK5 or JDK6 </text:p>
        </text:list-item>
        <text:list-item>
          <text:p text:style-name="P13">NetBeans IDE 6.1 with Java EE support </text:p>
        </text:list-item>
      </text:list>
      <text:h text:style-name="Heading_20_3" text:outline-level="3" text:is-list-header="true"><text:bookmark text:name="section-ProfilerIntroDemoAndTour-Setup"/>Setup (IMPORTANT: Read this before doing the demo!!!)</text:h>
      <text:list text:style-name="L10">
        <text:list-item>
          <text:p text:style-name="P27">Unzip the Java2D project that's in the demos/mod04/sw directory. It is from the JDK sample programs.</text:p>
        </text:list-item>
        <text:list-item>
          <text:p text:style-name="P27">Open the Java2D project in NetBeans IDE</text:p>
        </text:list-item>
        <text:list-item>
          <text:p text:style-name="P27">If you get a chance as part of training preparation, profile the Java2D project at least once so that the profiler can modify the build.xml file.</text:p>
        </text:list-item>
        <text:list-item>
          <text:p text:style-name="P14">Again, if you get a chance as part of training preparation, right before starting the demo, run the Java2D project at least once - this makes subsequent startups a bit quicker since much of the program is still in the CPU and disk caches.</text:p>
        </text:list-item>
      </text:list>
      <text:h text:style-name="Heading_20_3" text:outline-level="3" text:is-list-header="true"><text:bookmark text:name="section-ProfilerIntroDemoAndTour-DemoSteps"/>Demo Steps</text:h>
      <text:h text:style-name="Heading_20_4" text:outline-level="4" text:is-list-header="true"><text:bookmark text:name="section-ProfilerIntroDemoAndTour-ProfileTheEntireApplication"/>Profile the Entire Application</text:h>
      <text:list text:style-name="L11">
        <text:list-item>
          <text:p text:style-name="P28">Run the Java2D project with the Run command (no profiling). Suggested Comment (SC): "This is a sample application from the JDK. Notice how fast it starts up." </text:p>
        </text:list-item>
        <text:list-item>
          <text:p text:style-name="P28">Shutdown the Java2D application. SC: "For those of you who missed it, I will do this again. Watch closely as I click Run... we get a progress meter and then we're up and running." </text:p>
        </text:list-item>
        <text:list-item>
          <text:p text:style-name="P28">Click on a few of the tabs in the application. Click on the Colors tab last. SC: "This part of the application looks interesting - the animation at the bottom has some statistics that look interesting, for example Frames Per Second (FPS)." </text:p>
        </text:list-item>
        <text:list-item>
          <text:p text:style-name="P28">Shutdown the Java2D application. SC: "One of the problems we are trying to solve with the NetBeans Profiler most profilers profile the entire application. <text:s/>That's an intrusive operation and it complicates the analysis with lots of additional data to sift through. <text:s/>We want you to be able to profile only the parts of your application that are really of interest. Of course, you can, if you want, profile the entire application." </text:p>
        </text:list-item>
        <text:list-item>
          <text:p text:style-name="P28">Right-click the Java2D project and choose Profile Project </text:p>
        </text:list-item>
        <text:list-item>
          <text:p text:style-name="P28"><text:soft-page-break/>Click the large Analyze Performance link in the CPU box on the left to expand it (if it is not already expanded) SC: “Notice here you have the option to profile the entire application of parts of the application. You can also create and modify filters to profile a smaller sub-set of the application. The filters apply to both profiling of the entire application and part of the application. <text:s/>A commonly used filter is “Exclude Java core classes.”</text:p>
        </text:list-item>
        <text:list-item>
          <text:p text:style-name="P28">Select Entire Application radio button to profile the entire application.</text:p>
        </text:list-item>
        <text:list-item>
          <text:p text:style-name="P28">For a Filter, select Profile All Classes. SC: "Just to show you the impact, I will profile all methods of all classes - so this is everything in the application itself and all libraries that it uses. Watch what happens when I click Run." </text:p>
        </text:list-item>
        <text:list-item>
          <text:p text:style-name="P28">Click the Run button. A couple of dialogs go by for the profiler. Eventually the application's progress meter appears. SC: "The profiler gets started and then eventually it starts the application. Notice the difference in how long we wait for the progress meter to complete... and we wait. And we wait some more." :-) </text:p>
        </text:list-item>
        <text:list-item>
          <text:p text:style-name="P28">Click a few of the tabs again. Click the Colors tab last. The animation will usually be a bit sluggish looking initially and then it smooths out. SC: "We are seeing a bit of an impact on performance - the application took much longer to start and does not respond to mouse clicks as quickly." </text:p>
        </text:list-item>
        <text:list-item>
          <text:p text:style-name="P28">The FPS (frames per second) value <text:span text:style-name="T3">might</text:span> be different when doing profiling - it depends upon the version of the JDK you are using, the operating system's video driver, and your graphics card. If the value is consistently lower then point this out. </text:p>
        </text:list-item>
        <text:list-item>
          <text:p text:style-name="P28">Switch back over to the IDE. Scroll the Profile window until the Basic Telemetry information is visible. SC: "Notice the number of methods that are being profiled - over 20,000. And this is a small sample application. With a real-world application that number could be 10x or more." <text:line-break/><text:soft-page-break/><draw:frame draw:style-name="fr1" draw:name="graphics2" text:anchor-type="as-char" svg:width="4.448in" svg:height="6.0626in" draw:z-index="0"><draw:image xlink:href="http://wiki.netbeans.org/attach/ProfilerIntroDemoAndTour/alli.png" xlink:type="simple" xlink:show="embed" xlink:actuate="onLoad"/><svg:desc>alli.png</svg:desc></draw:frame> </text:p>
        </text:list-item>
        <text:list-item>
          <text:p text:style-name="P28">Click the Live Results button in the Profile window. Scroll through it to show how many rows it has. SC: "The other problem with profiling everything is that you end up with too much information to wade through in order to find the cause of performance problems." <text:line-break/><text:soft-page-break/><draw:frame draw:style-name="fr1" draw:name="graphics3" text:anchor-type="as-char" svg:width="9.3437in" svg:height="6.0626in" draw:z-index="1"><draw:image xlink:href="http://wiki.netbeans.org/attach/ProfilerIntroDemoAndTour/lr.png" xlink:type="simple" xlink:show="embed" xlink:actuate="onLoad"/><svg:desc>lr.png</svg:desc></draw:frame> </text:p>
        </text:list-item>
        <text:list-item>
          <text:p text:style-name="P15">Select Profile &gt; Stop. </text:p>
        </text:list-item>
        <text:list-item>
          <text:p text:style-name="P15"><text:s/>Right click on the Java2D project in the Projects Window and select Profile. <text:s/>Again, profile the entire application, but this time use the “Exclude Java core classes” filter. Then, press Run. <text:s/>SC: “This is a more common scenario you see with other profilers. <text:s/>That is, applying some kind of filter.”</text:p>
        </text:list-item>
        <text:list-item>
          <text:p text:style-name="P28">Click the Live Results button in the Profile window. Compare the output to what was shown before. <text:s/>Notice that the core Java classes are not shown. <text:s/>SC: “We can see this filter capability has helped in two ways. <text:s/>We have fewer classes to sift through and the profiling is less intrusive on the application.</text:p>
        </text:list-item>
        <text:list-item>
          <text:p text:style-name="P28">Select Profile &gt; Stop.</text:p>
        </text:list-item>
        <text:list-item>
          <text:p text:style-name="P15">SC: "I am going to shut this down and show you an even more powerful technique. As you've seen, what some profiling tools force you to do is define filters of package and/or class names for what should or should not be instrumented by the profiler. As I've just shown, the NetBeans Profiler supports filters, but it also has a more powerful feature: root methods." </text:p>
        </text:list-item>
      </text:list>
      <text:h text:style-name="Heading_20_4" text:outline-level="4" text:is-list-header="true"><text:bookmark text:name="section-ProfilerIntroDemoAndTour-ProfilingRootMethods"/><text:soft-page-break/>Profiling Root Methods</text:h>
      <text:list text:style-name="L12">
        <text:list-item>
          <text:p text:style-name="P16">In NetBeans 6.1: </text:p>
        </text:list-item>
      </text:list>
      <text:list text:style-name="L13">
        <text:list-item>
          <text:p text:style-name="P29">In the Projects window expand the source packages under Java2D until you can see the <text:span text:style-name="Teletype">java2d.demos.Colors.Rotator3D</text:span> class. </text:p>
        </text:list-item>
        <text:list-item>
          <text:p text:style-name="P29">Open the source file for <text:span text:style-name="Teletype">java2d.demos.Colors.Rotator3D</text:span> in the NetBeans editor.</text:p>
        </text:list-item>
        <text:list-item>
          <text:p text:style-name="P17">In the editor window, right-click the <text:span text:style-name="Teletype">render()</text:span> method and choose Profiling &gt; Add as Profiling Root Method. Add them to the Analyze Performance configuration. Do the same thing for the <text:span text:style-name="Teletype">step()</text:span> method. SC: "If all I am interested in is checking the performance of the methods used to do that animation on the Colors tab then I can just navigate to those methods in the IDE (a key advantage of an <text:span text:style-name="T4">integrated</text:span> tool) and then select them as what the profiler calls root methods."</text:p>
        </text:list-item>
      </text:list>
      <text:list text:style-name="L14">
        <text:list-item>
          <text:p text:style-name="P30">Go back to the Projects Window, select the Java2D project, right click and select Profile. </text:p>
        </text:list-item>
        <text:list-item>
          <text:p text:style-name="P30">In the Profile Java2D / Analyze Performance dialog click Part of Application, then click the Run button </text:p>
        </text:list-item>
        <text:list-item>
          <text:p text:style-name="P30">Startup should be much faster. SC: "Now watch what happens when I profile only the part of the application for which I need information: startup is much faster - closer to what we saw with no profiling." </text:p>
        </text:list-item>
        <text:list-item>
          <text:p text:style-name="P30">Click some tabs. Click the Colors tab last. </text:p>
        </text:list-item>
        <text:list-item>
          <text:p text:style-name="P30">Switch back to the IDE. Scroll the Profile window until the Basic Telemetry information is visible. SC: "Now notice the number of methods that are being profiled, much smaller. This is because the profiler examined the application, starting at the root methods that I selected. It instrumented those root methods and then examined the methods that they call and instrumented them and then it examined the methods that those methods call, etc. It does this until it has figured out the call graph that originates at the root methods - those are the only methods that get instrumented. Everything else runs at full speed." </text:p>
        </text:list-item>
        <text:list-item>
          <text:p text:style-name="P18">Click the Take Snapshot button in the Profile window. SC: "Even more important - with less instrumentation we have less data to wade through. We can easily see that the <text:span text:style-name="Teletype">render()</text:span> method is taking up much more time than <text:span text:style-name="Teletype">step()</text:span>.<text:line-break/><text:soft-page-break/><draw:frame draw:style-name="fr1" draw:name="graphics5" text:anchor-type="as-char" svg:width="8.7398in" svg:height="6.0626in" draw:z-index="2"><draw:image xlink:href="http://wiki.netbeans.org/attach/ProfilerIntroDemoAndTour/render.png" xlink:type="simple" xlink:show="embed" xlink:actuate="onLoad"/><svg:desc>render.png</svg:desc></draw:frame> </text:p>
        </text:list-item>
      </text:list>
      <text:list text:style-name="L13">
        <text:list-header>
          <text:p text:style-name="P17"/>
        </text:list-header>
        <text:list-item>
          <text:p text:style-name="P17">SC: “Let's go back and show some of the other options available with the NetBeans Profiler in the editor.” <text:s/>Stop the profiler using either the “X” button in the Profile Controls panel. Or, using Profile &gt; <text:s/>Stop Profiling Session. Go back to the editor window where the Rotator3D.java source file is displayed, right click on the render() method and select Profiling &gt; Insert Profiling Point. <text:s/>Here you have several options of actions the Profiler can take when it hits this method.” Click select each one and you'll see the action it will take in the “Description” dialog. <text:s/>There are uses cases where each of these options may be useful.</text:p>
        </text:list-item>
      </text:list>
      <text:p text:style-name="Text_20_body"/>
      <text:h text:style-name="Heading_20_4" text:outline-level="4" text:is-list-header="true"><text:bookmark text:name="section-ProfilerIntroDemoAndTour-ViewingThreads"/>Viewing Threads</text:h>
      <text:list text:style-name="L15">
        <text:list-item>
          <text:p text:style-name="P31">Restart the Profiling session again by selecting Profile &gt; Rerun Profiling Session.</text:p>
        </text:list-item>
        <text:list-item>
          <text:p text:style-name="P31">Go to the Profile window in the upper left panel, scroll down to find the “View” sub-panel. <text:s/>Click the “Threads” icon. Then, enable threads monitoring on the right panel that is displayed in order to enable collection of thread information. SC: "The goal of this part of the demo is <text:soft-page-break/>provide a quick tour so let's look at some additional features. I can see thread state very easily; with the state information color-coded." </text:p>
        </text:list-item>
        <text:list-item>
          <text:p text:style-name="P31">Select and double click a thread such as the AWT-EventQueue thread. SC: "I can drill into a specific thread to see a break down of how much time it has spent in each state." </text:p>
        </text:list-item>
        <text:list-item>
          <text:p text:style-name="P19">Click the Details tab in the thread window to switch to the text view. SC: "I can see the state changes for a thread." </text:p>
        </text:list-item>
      </text:list>
      <text:h text:style-name="Heading_20_4" text:outline-level="4" text:is-list-header="true"><text:bookmark text:name="section-ProfilerIntroDemoAndTour-ModifyProfiling"/>Modify Profiling</text:h>
      <text:list text:style-name="L16">
        <text:list-item>
          <text:p text:style-name="P32">Select Profile &gt; Modify Profiling Session. Click the Monitor button on the left and then click OK. SC: "One of the nicest features is that I can change the profiler settings on-the-fly, without having to restart my application. I have just switched to a monitor-only mode, so there is no instrumentation at all now - the entire application is running at full speed." </text:p>
        </text:list-item>
        <text:list-item>
          <text:p text:style-name="P32">Select Profile &gt; Modify Profiling. Notice by clicking on any of the 3 buttons on the left you can modify the profiling session.</text:p>
        </text:list-item>
        <text:list-item>
          <text:p text:style-name="P32">To show heap profiling, click on the Memory button. SC: "In addition to reporting CPU performance, the profiler can do detailed monitoring of your application's memory usage. This is especially helpful for tracking down memory leaks. (Note: a full demo of memory leak detection is done a little later in this module). It can also help identify areas of excess object allocations. <text:s/>Excess object allocations can be an issue when frequent garbage collection events occur, or there's an effort to reduce the number or frequency of garbage collections." </text:p>
        </text:list-item>
        <text:list-item>
          <text:p text:style-name="P32">SC: “Also notice you can fine-tune the profiler's settings by defining a custom configurations, filters, etc." </text:p>
        </text:list-item>
        <text:list-item>
          <text:p text:style-name="P32">Click the Cancel button to close the Modify Profiling dialog </text:p>
        </text:list-item>
        <text:list-item>
          <text:p text:style-name="P20">Select Profile &gt; Stop Profiling Session. SC: "It is important to note that while this demo was done with a desktop Java application, there are other types of applications that can easily be profiled with the NetBeans Profiler such as web applications." </text:p>
        </text:list-item>
      </text:list>
      <text:h text:style-name="Heading_20_4" text:outline-level="4" text:is-list-header="true"><text:bookmark text:name="section-ProfilerIntroDemoAndTour-WebApplicationProfiling"/>Web Application Profiling</text:h>
      <text:list text:style-name="L17">
        <text:list-item>
          <text:p text:style-name="P33">Select File &gt; New Project. Expand the Samples category and select Web. Then select the Tomcat “Servlet Examples” project and click Next. SC: "Let's create a project that contains the standard Tomcat servlet examples." Note this issue, <text:a xlink:type="simple" xlink:href="http://www.netbeans.org/issues/show_bug.cgi?id=103046">Can't Profile Tomcat-targeted applications</text:a>, on Mac OS X. Use GlassFish instead. </text:p>
        </text:list-item>
        <text:list-item>
          <text:p text:style-name="P33">Change the project name if you want and then click Finish. </text:p>
        </text:list-item>
        <text:list-item>
          <text:p text:style-name="P33">Right-click the Tomcat ServletExamples project and choose Profile. </text:p>
        </text:list-item>
        <text:list-item>
          <text:p text:style-name="P33">Click OK on the dialog that asks for permission to modify the build.xml. SC: "The default project system for Java projects in the NetBeans IDE is based on Ant. Here I will click on OK to allow the IDE to modify the build.xml in order to add a target for running the profiler." </text:p>
        </text:list-item>
        <text:list-item>
          <text:p text:style-name="P33">The Profile ServletExamples dialog is displayed. Click the CPU button on the left if it is not already selected. </text:p>
        </text:list-item>
        <text:list-item>
          <text:p text:style-name="P33">Select the Entire Application option. Choose to filter to profile only project classes.</text:p>
        </text:list-item>
        <text:list-item>
          <text:p text:style-name="P33">It's ok if the “Use defined Profiling Points” is enabled. <text:s/>There are none defined at the moment. But, they could be defined by loading the Project files in the NetBeans editor.</text:p>
        </text:list-item>
        <text:list-item>
          <text:p text:style-name="P33">Click on the “Run” button. <text:s/>It'll take about 30 – 60 seconds to start and deploy the application to GlassFish application server. <text:s/>Once it is deployed, the web browser will automatically display the deployed Tomcat Servlet Examples.</text:p>
        </text:list-item>
        <text:list-item>
          <text:p text:style-name="P33">Switch to the browser after it displays http://localhost:8080/servlets-examples/ and show that the application is running. SC: "So this was basically the same as running the application - the <text:soft-page-break/>IDE started the server, started the browser, etc. Only now, we're profiling. :-) NetBeans Profiler has this same level of one-click profiling support for other application servers such as JBoss. If an application server is not supported directly, you can use the “Attach Profiler” feature to attach to the application server once it is up and running. <text:s/>“Attach Profiler” is the next shown feature.</text:p>
        </text:list-item>
        <text:list-item>
          <text:p text:style-name="P33"><text:s/>Feel free to click on “Live Results” in the Profiler window in the upper left or take a snapshot.</text:p>
        </text:list-item>
        <text:list-item>
          <text:p text:style-name="P33">You might also notice that the NetBeans IDE shows an HTTP Monitor window at the bottom of its display. <text:s/>The HTTP Monitor shows every HTTP GET/POST operation and its response. <text:s/>This can be useful in debugging HTTP request / response flow between an application server and a web browser.</text:p>
        </text:list-item>
        <text:list-item>
          <text:p text:style-name="P21">Select Profile &gt; Stop Profiling Session.</text:p>
        </text:list-item>
      </text:list>
      <text:h text:style-name="Heading_20_4" text:outline-level="4" text:is-list-header="true"><text:bookmark text:name="section-ProfilerIntroDemoAndTour-AttachProfiler"/>Attach Profiler</text:h>
      <text:list text:style-name="L18">
        <text:list-item>
          <text:p text:style-name="P34">Select Profile &gt; Attach Profiler. The Attach Profiler task dialog comes up. SC: "One last feature! While all this integration is nice, the profiler also supports just attaching to any JVM. It will even show you the JVM command-line flags that are needed and will edit a startup script for you if you want it to." </text:p>
        </text:list-item>
        <text:list-item>
          <text:p text:style-name="P34">Click the Attach button. Make selections and start going through the steps of the wizard. SC: "I can specify my application type, and server if I am using one, JDK version, etc. and the IDE will offer to edit my application's startup script or show me the changes that need to be made." </text:p>
        </text:list-item>
        <text:list-item>
          <text:p text:style-name="P34">Click the Cancel button. "If I had actually started the JVM for my application the JVM would see the command line flags and wait before proceeding. This is the same way that debuggers attach to a JVM, by the way. Once the JVM is waiting I can click the Attach button and start profiling." </text:p>
        </text:list-item>
        <text:list-item>
          <text:p text:style-name="P22">Click the Cancel button. </text:p>
        </text:list-item>
      </text:list>
      <text:h text:style-name="Heading_20_3" text:outline-level="3" text:is-list-header="true"><text:bookmark text:name="section-ProfilerIntroDemoAndTour-Cleanup"/>Cleanup</text:h>
      <text:list text:style-name="L19">
        <text:list-item>
          <text:p text:style-name="P23">(Optional) Undeploy and delete the Tomcat servlet application </text:p>
        </text:list-item>
      </text:list>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1" svg:font-family="StarSymbol"/>
    <style:font-face style:name="Tahoma1" svg:font-family="Tahoma"/>
    <style:font-face style:name="Courier New" svg:font-family="'Courier New'" style:font-family-generic="modern" style:font-pitch="fixed"/>
    <style:font-face style:name="Andale Sans UI" svg:font-family="'Andale Sans UI'" style:font-pitch="variable"/>
    <style:font-face style:name="MS Mincho" svg:font-family="'MS Mincho'" style:font-pitch="variable"/>
    <style:font-face style:name="Tahoma" svg:font-family="Tahoma"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fo:font-size="12pt" fo:language="en" fo:country="US"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4" style:display-name="Heading 4" style:family="paragraph" style:parent-style-name="Heading" style:next-style-name="Text_20_body" style:class="text" style:default-outline-level="4">
      <style:text-properties style:font-name="Times New Roman" fo:font-size="12pt" fo:font-weight="bold" style:font-name-asian="Lucida Sans Unicode" style:font-size-asian="12pt" style:font-weight-asian="bold" style:font-name-complex="Tahoma2" style:font-size-complex="12pt"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Teletype" style:family="text">
      <style:text-properties style:font-name="Courier New" style:font-name-asian="Courier New"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asok</meta:initial-creator>
    <meta:creation-date>2008-06-26T11:17:04</meta:creation-date>
    <dc:creator>charlie hunt</dc:creator>
    <dc:date>2008-07-31T10:16:51</dc:date>
    <dc:language>en-US</dc:language>
    <meta:editing-cycles>44</meta:editing-cycles>
    <meta:editing-duration>P1DT23H28M58S</meta:editing-duration>
    <meta:user-defined meta:name="Info 1"/>
    <meta:user-defined meta:name="Info 2"/>
    <meta:user-defined meta:name="Info 3"/>
    <meta:user-defined meta:name="Info 4"/>
    <meta:document-statistic meta:table-count="0" meta:image-count="3" meta:object-count="0" meta:page-count="9" meta:paragraph-count="100" meta:word-count="2515" meta:character-count="14879"/>
  </office:meta>
</office:document-meta>
</file>